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text-properties officeooo:paragraph-rsid="0018b58c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Standard">
      <style:text-properties officeooo:rsid="00173402" officeooo:paragraph-rsid="00173402"/>
    </style:style>
    <style:style style:name="P6" style:family="paragraph" style:parent-style-name="Standard">
      <style:text-properties officeooo:rsid="0018b58c" officeooo:paragraph-rsid="0018b58c"/>
    </style:style>
    <style:style style:name="P7" style:family="paragraph" style:parent-style-name="Standard">
      <style:text-properties officeooo:paragraph-rsid="0018b58c"/>
    </style:style>
    <style:style style:name="P8" style:family="paragraph" style:parent-style-name="Standard">
      <style:text-properties officeooo:rsid="001932f9" officeooo:paragraph-rsid="001932f9"/>
    </style:style>
    <style:style style:name="P9" style:family="paragraph" style:parent-style-name="Standard">
      <style:text-properties officeooo:paragraph-rsid="001932f9"/>
    </style:style>
    <style:style style:name="P10" style:family="paragraph" style:parent-style-name="Text_20_body">
      <style:text-properties officeooo:paragraph-rsid="0018b58c"/>
    </style:style>
    <style:style style:name="P11" style:family="paragraph" style:parent-style-name="Text_20_body">
      <style:text-properties officeooo:rsid="001f215b" officeooo:paragraph-rsid="0018b58c"/>
    </style:style>
    <style:style style:name="P12" style:family="paragraph" style:parent-style-name="Text_20_body">
      <style:text-properties officeooo:rsid="0017c2a9" officeooo:paragraph-rsid="0018b58c"/>
    </style:style>
    <style:style style:name="P13" style:family="paragraph" style:parent-style-name="Text_20_body" style:list-style-name="L1"/>
    <style:style style:name="T1" style:family="text">
      <style:text-properties officeooo:rsid="0018b58c"/>
    </style:style>
    <style:style style:name="T2" style:family="text">
      <style:text-properties officeooo:rsid="001932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add custom files to a FreeBSD installation using `mtree`, you can modify the mtree specification files that define the directory hierarchy and file permissions. `mtree` is a utility that reads a specification file and applies it to the filesystem, creating directories, setting permissions, and managing files.</text:p>
      <text:p text:style-name="Standard"/>
      <text:p text:style-name="Standard">### Overview</text:p>
      <text:p text:style-name="Standard"/>
      <text:p text:style-name="Standard">1. **Mtree Specification Files**: These files describe the structure and permissions of directories and files.</text:p>
      <text:p text:style-name="Standard">2. **Updating Mtree Specifications**: You can modify these specifications to include custom files and directories in your FreeBSD build.</text:p>
      <text:p text:style-name="Standard"/>
      <text:p text:style-name="Standard">### Steps to Add Custom Files Using Mtree</text:p>
      <text:p text:style-name="Standard"/>
      <text:p text:style-name="Standard">#### 1. **Locate the Mtree Specification Files**</text:p>
      <text:p text:style-name="Standard"/>
      <text:p text:style-name="Standard">Mtree specification files are usually found in the FreeBSD source tree under `src/etc/mtree/`. Key specification files include:</text:p>
      <text:p text:style-name="Standard"/>
      <text:p text:style-name="Standard">- `BSD.root.dist`: Specifies the root filesystem layout.</text:p>
      <text:p text:style-name="Standard">- `BSD.var.dist`: Specifies the `/var` filesystem layout.</text:p>
      <text:p text:style-name="Standard">- `BSD.usr.dist`: Specifies the `/usr` filesystem layout.</text:p>
      <text:p text:style-name="Standard"/>
      <text:p text:style-name="Standard">#### 2. **Modify the Appropriate Mtree File**</text:p>
      <text:p text:style-name="Standard"/>
      <text:p text:style-name="Standard">To add custom files, you need to edit the appropriate mtree specification file. For example, to add a custom file under `/etc/`, you would modify `BSD.root.dist`.</text:p>
      <text:p text:style-name="Standard"/>
      <text:p text:style-name="Standard">#### Example: Adding a Custom Script to `/etc/rc.d/`</text:p>
      <text:p text:style-name="Standard"/>
      <text:p text:style-name="Standard">**Step A: Define the Custom File in `BSD.root.dist`**</text:p>
      <text:p text:style-name="Standard"/>
      <text:p text:style-name="Standard">1. **Open `BSD.root.dist`**:</text:p>
      <text:p text:style-name="Standard"/>
      <text:p text:style-name="Standard"><text:s text:c="3"/>```sh</text:p>
      <text:p text:style-name="Standard"><text:s text:c="3"/>cd /home/python/Documents/freebsd/src/etc/mtree/</text:p>
      <text:p text:style-name="Standard"><text:s text:c="3"/>vi BSD.root.dist</text:p>
      <text:p text:style-name="Standard"><text:s text:c="3"/>```</text:p>
      <text:p text:style-name="Standard"/>
      <text:p text:style-name="Standard">2. **Add Entry for Custom Script**:</text:p>
      <text:p text:style-name="Standard"/>
      <text:p text:style-name="Standard"><text:s text:c="3"/>Locate the section for `/etc/rc.d/` and add an entry for your custom script. For example:</text:p>
      <text:p text:style-name="Standard"/>
      <text:p text:style-name="Standard"><text:s text:c="3"/>```</text:p>
      <text:p text:style-name="Standard"><text:s text:c="3"/>/etc/rc.d/firstboot <text:s text:c="8"/>type=file mode=0755 uname=root gname=wheel</text:p>
      <text:p text:style-name="Standard"><text:s text:c="3"/>```</text:p>
      <text:p text:style-name="Standard"/>
      <text:p text:style-name="Standard"><text:s text:c="3"/>This entry specifies that a file named `firstboot` should be placed in `/etc/rc.d/` with mode `0755` and owned by `root:wheel`.</text:p>
      <text:p text:style-name="Standard"><text:soft-page-break/></text:p>
      <text:p text:style-name="Standard">**Step B: Provide the Custom Script**</text:p>
      <text:p text:style-name="Standard"/>
      <text:p text:style-name="Standard">Ensure that your custom script (`firstboot`) is placed in the appropriate location in the source tree so that it gets included during the installation process.</text:p>
      <text:p text:style-name="Standard"/>
      <text:p text:style-name="Standard">1. **Place the Script**:</text:p>
      <text:p text:style-name="Standard"/>
      <text:p text:style-name="Standard"><text:s text:c="3"/>```sh</text:p>
      <text:p text:style-name="Standard"><text:s text:c="3"/>cp /path/to/your/firstboot /home/python/Documents/freebsd/src/etc/rc.d/firstboot</text:p>
      <text:p text:style-name="Standard"><text:s text:c="3"/>```</text:p>
      <text:p text:style-name="Standard"/>
      <text:p text:style-name="Standard">2. **Set Permissions**:</text:p>
      <text:p text:style-name="Standard"/>
      <text:p text:style-name="Standard"><text:s text:c="3"/>Make sure the script has the correct permissions:</text:p>
      <text:p text:style-name="Standard"/>
      <text:p text:style-name="Standard"><text:s text:c="3"/>```sh</text:p>
      <text:p text:style-name="Standard"><text:s text:c="3"/>chmod 755 /home/python/Documents/freebsd/src/etc/rc.d/firstboot</text:p>
      <text:p text:style-name="Standard"><text:s text:c="3"/>```</text:p>
      <text:p text:style-name="Standard"/>
      <text:p text:style-name="Standard">#### 3. **Rebuild the System**</text:p>
      <text:p text:style-name="Standard"/>
      <text:p text:style-name="Standard">After modifying the mtree file and ensuring that the custom files are in place, rebuild the FreeBSD system. During the installation phase, the `mtree` specifications will be applied, and the custom files will be installed accordingly.</text:p>
      <text:p text:style-name="Standard"/>
      <text:p text:style-name="Standard">**Example Build Commands**:</text:p>
      <text:p text:style-name="Standard"/>
      <text:p text:style-name="Standard">```sh</text:p>
      <text:p text:style-name="Standard">cd /home/python/Documents/freebsd/src</text:p>
      <text:p text:style-name="Standard">make buildworld</text:p>
      <text:p text:style-name="Standard">make installworld DESTDIR=/path/to/installation/directory</text:p>
      <text:p text:style-name="Standard">```</text:p>
      <text:p text:style-name="Standard"/>
      <text:p text:style-name="Standard">Ensure you specify the correct `DESTDIR` if you're installing into a chroot environment or a custom installation directory.</text:p>
      <text:p text:style-name="Standard"/>
      <text:p text:style-name="Standard">### Important Considerations</text:p>
      <text:p text:style-name="Standard"/>
      <text:p text:style-name="Standard">1. **File Permissions and Ownership**: Carefully set the permissions and ownership for any new files or directories you add. Incorrect settings can lead to security issues or operational failures.</text:p>
      <text:p text:style-name="Standard"/>
      <text:p text:style-name="Standard">2. **Testing**: Thoroughly test the resulting system to ensure that all customizations are correctly applied and that the system behaves as expected.</text:p>
      <text:p text:style-name="Standard"/>
      <text:p text:style-name="Standard">3. **Documentation**: Document any changes made to mtree specifications and the source tree to maintain clarity and reproducibility.</text:p>
      <text:p text:style-name="Standard"/>
      <text:p text:style-name="Standard">### Conclusion</text:p>
      <text:p text:style-name="Standard"><text:soft-page-break/></text:p>
      <text:p text:style-name="Standard">By modifying the mtree specification files and ensuring that your custom files are included in the source tree, you can effectively customize the layout and contents of a FreeBSD installation. This method provides a structured way to manage filesystem hierarchy and permissions during the system build process.</text:p>
      <text:p text:style-name="Standard"/>
      <text:p text:style-name="P5">So can I use release.sh with this?</text:p>
      <text:p text:style-name="P5"/>
      <text:p text:style-name="P5"/>
      <text:p text:style-name="P6">Attempt</text:p>
      <text:p text:style-name="P6"/>
      <text:p text:style-name="P7"><text:span text:style-name="T1">add </text:span>rc.d firstboot tags=package=custom <text:span text:style-name="T1">to mtree bsd.root.dist</text:span></text:p>
      <text:p text:style-name="P7"/>
      <text:p text:style-name="P2"><text:span text:style-name="Source_20_Text">mkdir -p /home/python/Documents/freebsd/src/etc/rc.d</text:span></text:p>
      <text:p text:style-name="P7"/>
      <text:p text:style-name="P7"/>
      <text:p text:style-name="P7">cat &lt;&lt;EOF &gt; /home/python/Documents/freebsd/src/etc/rc.d/firstboot</text:p>
      <text:p text:style-name="P7">#!/bin/sh</text:p>
      <text:p text:style-name="P7">#</text:p>
      <text:p text:style-name="P7"># PROVIDE: firstboot</text:p>
      <text:p text:style-name="P7"># REQUIRE: NETWORKING</text:p>
      <text:p text:style-name="P7"># BEFORE: DAEMON</text:p>
      <text:p text:style-name="P7"># KEYWORD: FreeBSD</text:p>
      <text:p text:style-name="P7"/>
      <text:p text:style-name="P7">. /etc/rc.subr</text:p>
      <text:p text:style-name="P7"/>
      <text:p text:style-name="P7">name="firstboot"</text:p>
      <text:p text:style-name="P7">start_cmd="firstboot_start"</text:p>
      <text:p text:style-name="P7">stop_cmd=":"</text:p>
      <text:p text:style-name="P7"/>
      <text:p text:style-name="P7">firstboot_start() {</text:p>
      <text:p text:style-name="P7"><text:s text:c="4"/>echo "Running firstboot script..."</text:p>
      <text:p text:style-name="P7"/>
      <text:p text:style-name="P7"><text:s text:c="4"/># Ensure the package manager is initialized</text:p>
      <text:p text:style-name="P7"><text:s text:c="4"/>pkg bootstrap -f</text:p>
      <text:p text:style-name="P7"/>
      <text:p text:style-name="P7"><text:s text:c="4"/># Update the package repository</text:p>
      <text:p text:style-name="P7"><text:s text:c="4"/>pkg update</text:p>
      <text:p text:style-name="P7"/>
      <text:p text:style-name="P7"><text:s text:c="4"/># Install Xorg and Xfce</text:p>
      <text:p text:style-name="P7"><text:s text:c="4"/>pkg install -y xorg xfce</text:p>
      <text:p text:style-name="P7"/>
      <text:p text:style-name="P7"><text:s text:c="4"/># Enable necessary services</text:p>
      <text:p text:style-name="P7"><text:s text:c="4"/>sysrc dbus_enable="YES"</text:p>
      <text:p text:style-name="P7"><text:s text:c="4"/>sysrc hald_enable="YES"</text:p>
      <text:p text:style-name="P7"><text:s text:c="4"/>#sysrc slim_enable="YES" <text:s/># Example display manager, replace as needed</text:p>
      <text:p text:style-name="P7"/>
      <text:p text:style-name="P7"><text:s text:c="4"/># Set firstboot to disable itself after running</text:p>
      <text:p text:style-name="P7"><text:s text:c="4"/>sysrc firstboot_enable="NO"</text:p>
      <text:p text:style-name="P7"><text:soft-page-break/>}</text:p>
      <text:p text:style-name="P7"/>
      <text:p text:style-name="P7">load_rc_config \$name</text:p>
      <text:p text:style-name="P7">run_rc_command "\$1"</text:p>
      <text:p text:style-name="P7">EOF</text:p>
      <text:p text:style-name="P7"/>
      <text:p text:style-name="P7"/>
      <text:p text:style-name="P9"><text:span text:style-name="T2">next example: </text:span><text:span text:style-name="Strong_20_Emphasis">Create a Firstboot Script</text:span></text:p>
      <text:p text:style-name="Preformatted_20_Text">sh</text:p>
      <text:p text:style-name="Preformatted_20_Text">Copy code</text:p>
      <text:p text:style-name="P1"><text:span text:style-name="Source_20_Text">cat &lt;&lt;EOF <text:s/>&gt;&gt; /mnt/etc/rc.d/firstboot</text:span></text:p>
      <text:p text:style-name="P3"><text:span text:style-name="Source_20_Text">env ASSUME_ALWAYS_YES=YES pkg bootstrap</text:span></text:p>
      <text:p text:style-name="P3"><text:span text:style-name="Source_20_Text">pkg install -y mc</text:span></text:p>
      <text:p text:style-name="P4"><text:span text:style-name="Source_20_Text">EOF</text:span></text:p>
      <text:p text:style-name="Text_20_body">This block of code does the following:</text:p>
      <text:list text:style-name="L1">
        <text:list-item>
          <text:p text:style-name="P13"><text:span text:style-name="Strong_20_Emphasis"><text:span text:style-name="Source_20_Text">cat &lt;&lt;EOF &gt;&gt; /mnt/etc/rc.d/firstboot</text:span></text:span>: This line begins a "heredoc" (here document) that appends the following lines until <text:span text:style-name="Source_20_Text">EOF</text:span> into the file <text:span text:style-name="Source_20_Text">/mnt/etc/rc.d/firstboot</text:span>. The <text:span text:style-name="Source_20_Text">&gt;&gt;</text:span> operator appends to the file if it exists, or creates it if it doesn't.</text:p>
        </text:list-item>
        <text:list-item>
          <text:p text:style-name="P13"><text:span text:style-name="Strong_20_Emphasis"><text:span text:style-name="Source_20_Text">env ASSUME_ALWAYS_YES=YES pkg bootstrap</text:span></text:span>: This command initializes the FreeBSD package manager (<text:span text:style-name="Source_20_Text">pkg</text:span>). The <text:span text:style-name="Source_20_Text">ASSUME_ALWAYS_YES=YES</text:span> environment variable setting ensures that <text:span text:style-name="Source_20_Text">pkg</text:span> does not prompt for confirmation, making it suitable for automated scripts.</text:p>
        </text:list-item>
        <text:list-item>
          <text:p text:style-name="P13"><text:span text:style-name="Strong_20_Emphasis"><text:span text:style-name="Source_20_Text">pkg install -y mc</text:span></text:span>: This command installs the Midnight Commander (<text:span text:style-name="Source_20_Text">mc</text:span>) package. The <text:span text:style-name="Source_20_Text">-y</text:span> flag automatically answers "yes" to any prompts, again making the script suitable for automation.</text:p>
        </text:list-item>
      </text:list>
      <text:p text:style-name="P8"/>
      <text:p text:style-name="P8"/>
      <text:p text:style-name="P2"><text:span text:style-name="Source_20_Text">chmod 755 /home/python/Documents/freebsd/src/etc/rc.d/firstboot</text:span></text:p>
      <text:p text:style-name="P7"/>
      <text:p text:style-name="P7"/>
      <text:p text:style-name="P11">to cleanup</text:p>
      <text:p text:style-name="P11">chflags -R noschg /scratch/*</text:p>
      <text:p text:style-name="P10">rm -rf /scratch/*</text:p>
      <text:p text:style-name="P10"/>
      <text:p text:style-name="P12">Building</text:p>
      <text:p text:style-name="P10">cd /home/python/Documents/freebsd/src/release</text:p>
      <text:p text:style-name="P10">sh release.sh -c release.conf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05:59:08.016248858</meta:creation-date>
    <dc:date>2024-07-31T06:57:21.445999896</dc:date>
    <meta:editing-duration>PT47M26S</meta:editing-duration>
    <meta:editing-cycles>3</meta:editing-cycles>
    <meta:generator>LibreOffice/24.2.4.2$FreeBSD_X86_64 LibreOffice_project/420$Build-2</meta:generator>
    <meta:document-statistic meta:table-count="0" meta:image-count="0" meta:object-count="0" meta:page-count="4" meta:paragraph-count="102" meta:word-count="745" meta:character-count="5502" meta:non-whitespace-character-count="4752"/>
  </office:meta>
</office:document-meta>
</file>